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Geneva" svg:font-family="Geneva"/>
    <style:font-face style:name="StarSymbol" svg:font-family="Star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left="0.0102in" fo:margin-right="0in" fo:text-indent="0in" style:auto-text-indent="false"/>
    </style:style>
    <style:style style:name="P3" style:family="paragraph" style:parent-style-name="Standard" style:list-style-name="L1"/>
    <style:style style:name="P4" style:family="paragraph" style:parent-style-name="Standard">
      <style:text-properties style:font-name="Times New Roman1" fo:font-size="12pt"/>
    </style:style>
    <style:style style:name="P5" style:family="paragraph" style:parent-style-name="Standard" style:list-style-name="L2">
      <style:paragraph-properties fo:margin-left="0.0102in" fo:margin-right="0in" fo:text-indent="0in" style:auto-text-indent="false"/>
    </style:style>
    <style:style style:name="P6" style:family="paragraph" style:parent-style-name="Standard" style:list-style-name="L2">
      <style:paragraph-properties fo:margin-left="0.0102in" fo:margin-right="0in" fo:text-indent="0in" style:auto-text-indent="false"/>
    </style:style>
    <style:style style:name="P7" style:family="paragraph" style:parent-style-name="Standard" style:list-style-name="L2">
      <style:paragraph-properties fo:margin-left="0.0102in" fo:margin-right="0in" fo:text-indent="0in" style:auto-text-indent="false"/>
    </style:style>
    <style:style style:name="P8" style:family="paragraph" style:parent-style-name="Standard" style:list-style-name="L2">
      <style:paragraph-properties fo:margin-left="0.0102in" fo:margin-right="0in" fo:text-indent="0in" style:auto-text-indent="false"/>
    </style:style>
    <style:style style:name="P9" style:family="paragraph" style:parent-style-name="Standard" style:list-style-name="L2">
      <style:paragraph-properties fo:margin-left="0.0102in" fo:margin-right="0in" fo:text-indent="0in" style:auto-text-indent="false"/>
    </style:style>
    <style:style style:name="P10" style:family="paragraph" style:parent-style-name="Standard" style:list-style-name="L2">
      <style:paragraph-properties fo:margin-left="0.0102in" fo:margin-right="0in" fo:text-indent="0in" style:auto-text-indent="false"/>
      <style:text-properties style:font-name="Times New Roman1" fo:font-size="12pt"/>
    </style:style>
    <style:style style:name="P11" style:family="paragraph" style:parent-style-name="Standard" style:list-style-name="L2">
      <style:paragraph-properties fo:margin-left="0.0102in" fo:margin-right="0in" fo:text-indent="0in" style:auto-text-indent="false"/>
      <style:text-properties style:font-name="Times New Roman1" fo:font-size="12pt"/>
    </style:style>
    <style:style style:name="P12" style:family="paragraph" style:parent-style-name="Standard" style:list-style-name="L2">
      <style:paragraph-properties fo:margin-left="0.0102in" fo:margin-right="0in" fo:text-indent="0in" style:auto-text-indent="false"/>
      <style:text-properties style:font-name="Times New Roman1" fo:font-size="12pt"/>
    </style:style>
    <style:style style:name="P13" style:family="paragraph" style:parent-style-name="Standard" style:list-style-name="L2">
      <style:paragraph-properties fo:margin-left="0.0102in" fo:margin-right="0in" fo:text-indent="0in" style:auto-text-indent="false"/>
      <style:text-properties style:font-name="Times New Roman1" fo:font-size="12pt"/>
    </style:style>
    <style:style style:name="P14" style:family="paragraph" style:parent-style-name="Standard" style:list-style-name="L2">
      <style:paragraph-properties fo:margin-left="0.0102in" fo:margin-right="0in" fo:text-indent="0in" style:auto-text-indent="false"/>
      <style:text-properties style:font-name="Times New Roman1" fo:font-size="12pt"/>
    </style:style>
    <style:style style:name="P15" style:family="paragraph" style:parent-style-name="Standard" style:list-style-name="L2">
      <style:paragraph-properties fo:margin-left="0.0102in" fo:margin-right="0in" fo:text-indent="0in" style:auto-text-indent="false"/>
      <style:text-properties style:font-name="Times New Roman1" fo:font-size="12pt"/>
    </style:style>
    <style:style style:name="P16" style:family="paragraph" style:parent-style-name="Standard" style:master-page-name="Landscape">
      <style:paragraph-properties style:page-number="auto" fo:break-before="page"/>
      <style:text-properties style:font-name="Times New Roman1" fo:font-size="12pt"/>
    </style:style>
    <style:style style:name="T1" style:family="text">
      <style:text-properties style:text-position="super 58%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ck Leadership Opportunities</text:p>
      <text:p text:style-name="Standard"/>
      <text:p text:style-name="Standard">Leadership Committee</text:p>
      <text:list text:style-name="L1">
        <text:list-item>
          <text:p text:style-name="P3">Quartermaster – manages our storage units and contents. <text:s/>Approximate time each month : 2 hours</text:p>
        </text:list-item>
      </text:list>
      <text:p text:style-name="P2"/>
      <text:p text:style-name="P2">Activities</text:p>
      <text:list text:style-name="L2">
        <text:list-item>
          <text:p text:style-name="P5">Navy vs Johns Hopkins Lacrosse game, April 19<text:span text:style-name="T1">th</text:span>. <text:s/>Help publicize, manage sign-up, organize carpooling. <text:s/>Possible tailgate party. <text:s/></text:p>
        </text:list-item>
        <text:list-item>
          <text:p text:style-name="P5">“We Remember”. <text:s/>Plant flags at Veterans cemetery in Catonsville May 23<text:span text:style-name="T1">rd</text:span>.</text:p>
        </text:list-item>
        <text:list-item>
          <text:p text:style-name="P5">Spring Campout. <text:s/>May 16<text:span text:style-name="T1">th</text:span> – 18<text:span text:style-name="T1">th</text:span>. <text:s/>Help Assistant Cubmaster, Victor Frazier, coordinate sign-up, activities at the campout, etc.</text:p>
        </text:list-item>
        <text:list-item>
          <text:p text:style-name="P5">Cub Scout Day Camp. <text:s/>June 23<text:span text:style-name="T1">rd</text:span> – 27<text:span text:style-name="T1">th</text:span>. <text:s/>Coordinate sign-ups, collect money, get volunteer commitments.</text:p>
        </text:list-item>
        <text:list-item>
          <text:p text:style-name="P5">Bowie Baysox game and campout. <text:s/>June 13<text:span text:style-name="T1">th</text:span> &amp; 14<text:span text:style-name="T1">th</text:span> . <text:s/>Coordinate sign-ups, arrange carpooling. Tailgate party possibility. <text:s/></text:p>
        </text:list-item>
        <text:list-item>
          <text:p text:style-name="P10">Pushcart Derby. <text:s/>Undetermined date. <text:s/>Coordinate location, activities, race officiating, etc.</text:p>
        </text:list-item>
        <text:list-item>
          <text:p text:style-name="P10">WEBELOS-O-REE – Assist Dan Murphy in event coordinattion.</text:p>
        </text:list-item>
        <text:list-item>
          <text:p text:style-name="P10">Raingutter Regatta. <text:s/>August. <text:s/>Set up, race officiating, etc.</text:p>
        </text:list-item>
        <text:list-item>
          <text:p text:style-name="P10">Pack picnic. <text:s/>August. <text:s/></text:p>
        </text:list-item>
        <text:list-item>
          <text:p text:style-name="P10">Fishing tournament. <text:s/>July.</text:p>
        </text:list-item>
        <text:list-item>
          <text:p text:style-name="P10">Good Turn (Community Service): Martin Park, Market Day, etc… </text:p>
        </text:list-item>
      </text:list>
      <text:p text:style-name="P16"/>
      <text:p text:style-name="P4"><draw:frame draw:style-name="fr1" draw:name="Object1" text:anchor-type="paragraph" svg:width="10.5126in" svg:height="1.496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Geneva" svg:font-family="Geneva"/>
    <style:font-face style:name="StarSymbol" svg:font-family="Star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11in" fo:page-height="8.5in" style:num-format="1" style:print-orientation="landscape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Landscap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8-03-09T20:40:49</meta:creation-date>
    <dc:creator>Ken Ross</dc:creator>
    <dc:date>2008-03-10T07:35:43</dc:date>
    <meta:printed-by>Ken Ross</meta:printed-by>
    <meta:print-date>2008-03-10T07:35:40</meta:print-date>
    <meta:editing-cycles>4</meta:editing-cycles>
    <meta:editing-duration>PT1H10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2" meta:paragraph-count="15" meta:word-count="139" meta:character-count="10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 style:font-family-generic="swiss"/>
    <style:font-face style:name="Geneva" svg:font-family="Genev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0.8807in"/>
    </style:style>
    <style:style style:name="co3" style:family="table-column">
      <style:table-column-properties fo:break-before="auto" style:column-width="0.3193in"/>
    </style:style>
    <style:style style:name="co4" style:family="table-column">
      <style:table-column-properties fo:break-before="auto" style:column-width="2.202in"/>
    </style:style>
    <style:style style:name="co5" style:family="table-column">
      <style:table-column-properties fo:break-before="auto" style:column-width="1.5744in"/>
    </style:style>
    <style:style style:name="co6" style:family="table-column">
      <style:table-column-properties fo:break-before="auto" style:column-width="1.0457in"/>
    </style:style>
    <style:style style:name="co7" style:family="table-column">
      <style:table-column-properties fo:break-before="auto" style:column-width="0.53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2.4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2" style:family="table-cell" style:parent-style-name="Default" style:data-style-name="N12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d4" style:text-outline="false" style:text-line-through-style="none" style:font-name="Genev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T1" style:family="text">
      <style:text-properties fo:color="#0000d4" style:text-outline="false" style:text-line-through-style="none" style:font-name="Geneva" fo:font-size="9pt" fo:language="en" fo:country="US" fo:font-style="normal" fo:text-shadow="none" style:text-underline-style="solid" style:text-underline-width="auto" style:text-underline-color="font-color" fo:font-weight="normal" style:text-underline-mode="continuous" style:text-line-through-mode="continuous" style:font-name-asian="Lucida Sans Unicode" style:font-size-asian="9pt" style:language-asian="zxx" style:country-asian="none" style:font-style-asian="normal" style:font-weight-asian="normal" style:font-name-complex="Geneva" style:font-size-complex="9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row table:style-name="ro1">
          <table:table-cell office:value-type="string">
            <text:p>first</text:p>
          </table:table-cell>
          <table:table-cell office:value-type="string">
            <text:p>last</text:p>
          </table:table-cell>
          <table:table-cell office:value-type="string">
            <text:p>den</text:p>
          </table:table-cell>
          <table:table-cell office:value-type="string">
            <text:p>address</text:p>
          </table:table-cell>
          <table:table-cell/>
          <table:table-cell table:style-name="ce1" office:value-type="string">
            <text:p>DOB</text:p>
          </table:table-cell>
          <table:table-cell office:value-type="string">
            <text:p>grade</text:p>
          </table:table-cell>
          <table:table-cell office:value-type="string">
            <text:p>phone</text:p>
          </table:table-cell>
          <table:table-cell office:value-type="string">
            <text:p>parents/responsible adult</text:p>
          </table:table-cell>
          <table:table-cell table:number-columns-repeated="2" office:value-type="string">
            <text:p>email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string">
            <text:p>Abitante</text:p>
          </table:table-cell>
          <table:table-cell office:value-type="float" office:value="5">
            <text:p>5</text:p>
          </table:table-cell>
          <table:table-cell office:value-type="string">
            <text:p>10360 Triplefeather</text:p>
          </table:table-cell>
          <table:table-cell office:value-type="string">
            <text:p>Columbia, MD 21044</text:p>
          </table:table-cell>
          <table:table-cell office:value-type="date" office:date-value="2001-02-27">
            <text:p>2/27/2001</text:p>
          </table:table-cell>
          <table:table-cell office:value-type="float" office:value="1">
            <text:p>1</text:p>
          </table:table-cell>
          <table:table-cell office:value-type="string">
            <text:p>410-772-9450</text:p>
          </table:table-cell>
          <table:table-cell office:value-type="string">
            <text:p>George &amp; Patty Abitante</text:p>
          </table:table-cell>
          <table:table-cell office:value-type="string">
            <text:p>ABITANTE@aol.com</text:p>
          </table:table-cell>
          <table:table-cell/>
        </table:table-row>
        <table:table-row table:style-name="ro1">
          <table:table-cell office:value-type="string">
            <text:p>Reid</text:p>
          </table:table-cell>
          <table:table-cell office:value-type="string">
            <text:p>Huntley</text:p>
          </table:table-cell>
          <table:table-cell office:value-type="float" office:value="5">
            <text:p>5</text:p>
          </table:table-cell>
          <table:table-cell office:value-type="string">
            <text:p>10314 Twinedew Pl</text:p>
          </table:table-cell>
          <table:table-cell office:value-type="string">
            <text:p>Columbia, MD 21044</text:p>
          </table:table-cell>
          <table:table-cell office:value-type="date" office:date-value="2001-03-12">
            <text:p>3/12/2001</text:p>
          </table:table-cell>
          <table:table-cell office:value-type="float" office:value="1">
            <text:p>1</text:p>
          </table:table-cell>
          <table:table-cell office:value-type="string">
            <text:p>410-997-2223</text:p>
          </table:table-cell>
          <table:table-cell office:value-type="string">
            <text:p>Neil Huntley</text:p>
          </table:table-cell>
          <table:table-cell office:value-type="string">
            <text:p>hhuntley3@comcast.net</text:p>
          </table:table-cell>
          <table:table-cell/>
        </table:table-row>
        <table:table-row table:style-name="ro1">
          <table:table-cell office:value-type="string">
            <text:p>Everette</text:p>
          </table:table-cell>
          <table:table-cell office:value-type="string">
            <text:p>Medina</text:p>
          </table:table-cell>
          <table:table-cell office:value-type="float" office:value="5">
            <text:p>5</text:p>
          </table:table-cell>
          <table:table-cell office:value-type="string">
            <text:p>6441 Lochridge Rd</text:p>
          </table:table-cell>
          <table:table-cell office:value-type="string">
            <text:p>Columbia, MD 21044</text:p>
          </table:table-cell>
          <table:table-cell office:value-type="date" office:date-value="2001-03-08">
            <text:p>3/8/2001</text:p>
          </table:table-cell>
          <table:table-cell office:value-type="float" office:value="1">
            <text:p>1</text:p>
          </table:table-cell>
          <table:table-cell office:value-type="string">
            <text:p>443-535-9407</text:p>
          </table:table-cell>
          <table:table-cell office:value-type="string">
            <text:p>Emily Medina </text:p>
          </table:table-cell>
          <table:table-cell office:value-type="string">
            <text:p>webemedina@yahoo.com</text:p>
          </table:table-cell>
          <table:table-cell/>
        </table:table-row>
        <table:table-row table:style-name="ro1">
          <table:table-cell office:value-type="string">
            <text:p>Alexander</text:p>
          </table:table-cell>
          <table:table-cell office:value-type="string">
            <text:p>Moody</text:p>
          </table:table-cell>
          <table:table-cell office:value-type="float" office:value="5">
            <text:p>5</text:p>
          </table:table-cell>
          <table:table-cell office:value-type="string">
            <text:p>6555 Walnut Grv</text:p>
          </table:table-cell>
          <table:table-cell office:value-type="string">
            <text:p>Columbia, MD 21044</text:p>
          </table:table-cell>
          <table:table-cell office:value-type="date" office:date-value="2001-01-18">
            <text:p>1/18/2001</text:p>
          </table:table-cell>
          <table:table-cell office:value-type="float" office:value="1">
            <text:p>1</text:p>
          </table:table-cell>
          <table:table-cell office:value-type="string">
            <text:p>410-740-8470</text:p>
          </table:table-cell>
          <table:table-cell office:value-type="string">
            <text:p>Joshua Moody </text:p>
          </table:table-cell>
          <table:table-cell office:value-type="string">
            <text:p>joshua.moody@gmail.com</text:p>
          </table:table-cell>
          <table:table-cell office:value-type="string">
            <text:p>rhonda.moody@gmail.com</text:p>
          </table:table-cell>
        </table:table-row>
        <table:table-row table:style-name="ro1">
          <table:table-cell office:value-type="string">
            <text:p>Robbie</text:p>
          </table:table-cell>
          <table:table-cell office:value-type="string">
            <text:p>Selke Jr.</text:p>
          </table:table-cell>
          <table:table-cell office:value-type="float" office:value="5">
            <text:p>5</text:p>
          </table:table-cell>
          <table:table-cell office:value-type="string">
            <text:p>6711 Hawkeye Run</text:p>
          </table:table-cell>
          <table:table-cell office:value-type="string">
            <text:p>Columbia, MD 21044</text:p>
          </table:table-cell>
          <table:table-cell office:value-type="date" office:date-value="2001-01-16">
            <text:p>1/16/2001</text:p>
          </table:table-cell>
          <table:table-cell office:value-type="float" office:value="1">
            <text:p>1</text:p>
          </table:table-cell>
          <table:table-cell office:value-type="string">
            <text:p>410-997-0024</text:p>
          </table:table-cell>
          <table:table-cell office:value-type="string">
            <text:p>Sherry Michelle Selke </text:p>
          </table:table-cell>
          <table:table-cell table:number-columns-repeated="2"/>
        </table:table-row>
        <table:table-row table:style-name="ro1">
          <table:table-cell office:value-type="string">
            <text:p>Jacob</text:p>
          </table:table-cell>
          <table:table-cell office:value-type="string">
            <text:p>Sheppard</text:p>
          </table:table-cell>
          <table:table-cell office:value-type="float" office:value="5">
            <text:p>5</text:p>
          </table:table-cell>
          <table:table-cell office:value-type="string">
            <text:p>10710 Judy Ln</text:p>
          </table:table-cell>
          <table:table-cell office:value-type="string">
            <text:p>Columbia, MD 21044</text:p>
          </table:table-cell>
          <table:table-cell office:value-type="date" office:date-value="2001-07-18">
            <text:p>7/18/2001</text:p>
          </table:table-cell>
          <table:table-cell office:value-type="float" office:value="1">
            <text:p>1</text:p>
          </table:table-cell>
          <table:table-cell office:value-type="string">
            <text:p>443-535-0626</text:p>
          </table:table-cell>
          <table:table-cell office:value-type="string">
            <text:p>Elizabeth Sheppard </text:p>
          </table:table-cell>
          <table:table-cell table:style-name="ce3" office:value-type="string">
            <text:p><text:span text:style-name="T1"><text:a xlink:href="mailto:ehsheppard@gmail.com">ehsheppard@gmail.com</text:a></text:span></text:p>
          </table:table-cell>
          <table:table-cell/>
        </table:table-row>
        <table:table-row table:style-name="ro1">
          <table:table-cell office:value-type="string">
            <text:p>Brian</text:p>
          </table:table-cell>
          <table:table-cell office:value-type="string">
            <text:p>Shipley</text:p>
          </table:table-cell>
          <table:table-cell office:value-type="float" office:value="5">
            <text:p>5</text:p>
          </table:table-cell>
          <table:table-cell office:value-type="string">
            <text:p>6717 Hawkeye Run</text:p>
          </table:table-cell>
          <table:table-cell office:value-type="string">
            <text:p>Columbia, MD 21044</text:p>
          </table:table-cell>
          <table:table-cell office:value-type="date" office:date-value="2000-12-20">
            <text:p>12/20/2000</text:p>
          </table:table-cell>
          <table:table-cell office:value-type="float" office:value="1">
            <text:p>1</text:p>
          </table:table-cell>
          <table:table-cell office:value-type="string">
            <text:p>410-884-1209</text:p>
          </table:table-cell>
          <table:table-cell office:value-type="string">
            <text:p>Susan Shipley </text:p>
          </table:table-cell>
          <table:table-cell office:value-type="string">
            <text:p>susan.shipley@yahoo.com</text:p>
          </table:table-cell>
          <table:table-cell/>
        </table:table-row>
        <table:table-row table:style-name="ro1">
          <table:table-cell office:value-type="string">
            <text:p>Justin</text:p>
          </table:table-cell>
          <table:table-cell office:value-type="string">
            <text:p>Silverstein</text:p>
          </table:table-cell>
          <table:table-cell office:value-type="float" office:value="5">
            <text:p>5</text:p>
          </table:table-cell>
          <table:table-cell office:value-type="string">
            <text:p>6930 Tolling Bells Ct</text:p>
          </table:table-cell>
          <table:table-cell office:value-type="string">
            <text:p>Columbia, MD 21044</text:p>
          </table:table-cell>
          <table:table-cell office:value-type="date" office:date-value="2001-03-16">
            <text:p>3/16/2001</text:p>
          </table:table-cell>
          <table:table-cell office:value-type="float" office:value="1">
            <text:p>1</text:p>
          </table:table-cell>
          <table:table-cell office:value-type="string">
            <text:p>443-535-9166</text:p>
          </table:table-cell>
          <table:table-cell office:value-type="string">
            <text:p>Rose &amp; Matt Silverstein </text:p>
          </table:table-cell>
          <table:table-cell office:value-type="string">
            <text:p>roseasilverstein@gmail.com</text:p>
          </table:table-cell>
          <table:table-cell office:value-type="string">
            <text:p>mattsilverstein@alum.syracuse.edu</text:p>
          </table:table-cell>
        </table:table-row>
        <table:table-row table:style-name="ro1">
          <table:table-cell office:value-type="string">
            <text:p>Neal</text:p>
          </table:table-cell>
          <table:table-cell office:value-type="string">
            <text:p>Tyler</text:p>
          </table:table-cell>
          <table:table-cell office:value-type="float" office:value="5">
            <text:p>5</text:p>
          </table:table-cell>
          <table:table-cell office:value-type="string">
            <text:p>6270 Cardinal Ln</text:p>
          </table:table-cell>
          <table:table-cell office:value-type="string">
            <text:p>Columbia, MD 21044</text:p>
          </table:table-cell>
          <table:table-cell office:value-type="date" office:date-value="2001-08-02">
            <text:p>8/2/2001</text:p>
          </table:table-cell>
          <table:table-cell office:value-type="float" office:value="1">
            <text:p>1</text:p>
          </table:table-cell>
          <table:table-cell office:value-type="string">
            <text:p>410-730-8768</text:p>
          </table:table-cell>
          <table:table-cell office:value-type="string">
            <text:p>James Tyler </text:p>
          </table:table-cell>
          <table:table-cell office:value-type="string">
            <text:p>jetact@verizon.net</text:p>
          </table:table-cell>
          <table:table-cell/>
        </table:table-row>
        <table:table-row table:style-name="ro1">
          <table:table-cell office:value-type="string">
            <text:p>Zachary</text:p>
          </table:table-cell>
          <table:table-cell office:value-type="string">
            <text:p>Wallace</text:p>
          </table:table-cell>
          <table:table-cell office:value-type="float" office:value="5">
            <text:p>5</text:p>
          </table:table-cell>
          <table:table-cell office:value-type="string">
            <text:p>6846 Caravan Ct</text:p>
          </table:table-cell>
          <table:table-cell office:value-type="string">
            <text:p>Columbia, MD 21044</text:p>
          </table:table-cell>
          <table:table-cell office:value-type="date" office:date-value="2000-10-11">
            <text:p>10/11/2000</text:p>
          </table:table-cell>
          <table:table-cell office:value-type="float" office:value="1">
            <text:p>1</text:p>
          </table:table-cell>
          <table:table-cell office:value-type="string">
            <text:p>410-561-2207</text:p>
          </table:table-cell>
          <table:table-cell office:value-type="string">
            <text:p>Rob Wallace</text:p>
          </table:table-cell>
          <table:table-cell office:value-type="string">
            <text:p>rob_wallace@verizon.net</text:p>
          </table:table-cell>
          <table:table-cell/>
        </table:table-row>
        <table:table-row table:style-name="ro1">
          <table:table-cell office:value-type="string">
            <text:p>Ezebuola</text:p>
          </table:table-cell>
          <table:table-cell office:value-type="string">
            <text:p>Wonodi</text:p>
          </table:table-cell>
          <table:table-cell office:value-type="float" office:value="5">
            <text:p>5</text:p>
          </table:table-cell>
          <table:table-cell office:value-type="string">
            <text:p>7161 Rivers Edge Rd</text:p>
          </table:table-cell>
          <table:table-cell office:value-type="string">
            <text:p>Columbia, MD 21044</text:p>
          </table:table-cell>
          <table:table-cell office:value-type="date" office:date-value="2001-09-29">
            <text:p>9/29/2001</text:p>
          </table:table-cell>
          <table:table-cell office:value-type="float" office:value="1">
            <text:p>1</text:p>
          </table:table-cell>
          <table:table-cell office:value-type="string">
            <text:p>410-531-5234</text:p>
          </table:table-cell>
          <table:table-cell office:value-type="string">
            <text:p>Ikwunga Wonodi</text:p>
          </table:table-cell>
          <table:table-cell office:value-type="string">
            <text:p>ikwunga@hotmail.com</text:p>
          </table:table-cell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family-generic="swiss"/>
    <style:font-face style:name="Geneva" svg:font-family="Genev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month/>
      <number:text>/</number:text>
      <number:day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d4" style:text-outline="false" style:text-line-through-style="none" style:font-name="Genev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Geneva" style:font-size-complex="9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0">03/10/2008</text:date>, <text:time>07:3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